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Liberation Serif'" style:font-family-asian="'Liberation Serif'" style:font-family-complex="'Liberation Serif'" fo:background-color="transparent" fo:color="#ce181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Liberation Serif'" style:font-family-asian="'Liberation Serif'" style:font-family-complex="'Liberation Serif'" fo:background-color="transparent" fo:color="#ce181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Liberation Serif'" style:font-family-asian="'Liberation Serif'" style:font-family-complex="'Liberation Serif'" fo:background-color="transparent" fo:color="#f5822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Liberation Serif'" style:font-family-asian="'Liberation Serif'" style:font-family-complex="'Liberation Serif'" fo:background-color="transparent" fo:color="#ce181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fo:color="#ce181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Liberation Serif'" style:font-family-asian="'Liberation Serif'" style:font-family-complex="'Liberation Serif'" fo:background-color="transparent" fo:color="#ce181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ccbe00"/>
    </style:style>
    <style:style style:name="T23" style:family="text">
      <style:text-properties fo:font-size="12.00pt" fo:font-weight="normal" fo:font-family="'Liberation Serif'" style:font-family-asian="'Liberation Serif'" style:font-family-complex="'Liberation Serif'" fo:background-color="transparent" fo:color="#000000"/>
    </style:style>
    <style:style style:name="T24" style:family="text">
      <style:text-properties fo:font-size="12.00pt" fo:font-weight="normal" fo:font-family="'Liberation Serif'" style:font-family-asian="'Liberation Serif'" style:font-family-complex="'Liberation Serif'" fo:background-color="transparent" fo:color="#ccbe00"/>
    </style:style>
    <style:style style:name="T25" style:family="text">
      <style:text-properties fo:font-size="12.00pt" fo:font-weight="normal" fo:font-family="'Liberation Serif'" style:font-family-asian="'Liberation Serif'" style:font-family-complex="'Liberation Serif'" fo:background-color="transparent" fo:color="#000000"/>
    </style:style>
    <style:style style:name="T26" style:family="text">
      <style:text-properties fo:font-size="12.00pt" fo:font-weight="normal" fo:font-family="'Liberation Serif'" style:font-family-asian="'Liberation Serif'" style:font-family-complex="'Liberation Serif'" fo:background-color="transparent" fo:color="#ccbe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Liberation Serif'" style:font-family-asian="'Liberation Serif'" style:font-family-complex="'Liberation Serif'" fo:background-color="transparent" fo:color="#ce181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fo:color="#000000"/>
    </style:style>
    <style:style style:name="T38" style:family="text">
      <style:text-properties fo:font-size="14.00pt" fo:font-weight="normal" fo:font-family="'Liberation Serif'" style:font-family-asian="'Liberation Serif'" style:font-family-complex="'Liberation Serif'" fo:background-color="transparent" fo:color="#ce181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fo:color="#000000"/>
    </style:style>
    <style:style style:name="T41" style:family="text">
      <style:text-properties fo:font-size="12.00pt" fo:font-weight="normal" fo:font-family="'Liberation Serif'" style:font-family-asian="'Liberation Serif'" style:font-family-complex="'Liberation Serif'" fo:background-color="transparent" fo:color="#f58220"/>
    </style:style>
    <style:style style:name="T42" style:family="text">
      <style:text-properties fo:font-size="12.00pt" fo:font-weight="normal"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f58220"/>
    </style:style>
    <style:style style:name="T44" style:family="text">
      <style:text-properties fo:font-size="12.00pt" fo:font-weight="normal" fo:font-family="'Liberation Serif'" style:font-family-asian="'Liberation Serif'" style:font-family-complex="'Liberation Serif'"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fo:color="#ce181e"/>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fo:color="#000000"/>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Calibri" style:font-family-asian="Calibri" style:font-family-complex="Calibri" fo:background-color="transparent" fo:color="#000000"/>
    </style:style>
    <style:style style:name="T56" style:family="text">
      <style:text-properties fo:font-size="12.00pt" fo:font-weight="normal" fo:font-family="Calibri" style:font-family-asian="Calibri" style:font-family-complex="Calibri" fo:background-color="transparent" fo:color="#000000"/>
    </style:style>
    <style:style style:name="T57" style:family="text">
      <style:text-properties fo:font-size="12.00pt" fo:font-weight="normal" fo:font-family="Calibri" style:font-family-asian="Calibri" style:font-family-complex="Calibri" fo:background-color="transparent" fo:color="#000000"/>
    </style:style>
    <style:style style:name="T58" style:family="text">
      <style:text-properties fo:font-size="12.00pt" fo:font-weight="normal" fo:font-family="Calibri" style:font-family-asian="Calibri" style:font-family-complex="Calibri" fo:background-color="transparent" fo:color="#000000"/>
    </style:style>
    <style:style style:name="T59" style:family="text">
      <style:text-properties fo:font-size="12.00pt" fo:font-weight="normal" fo:font-family="Calibri" style:font-family-asian="Calibri" style:font-family-complex="Calibri" fo:background-color="transparent" fo:color="#000000"/>
    </style:style>
    <style:style style:name="T60" style:family="text">
      <style:text-properties fo:font-size="12.00pt" fo:font-weight="normal" fo:font-family="Calibri" style:font-family-asian="Calibri" style:font-family-complex="Calibri"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fo:color="#ce181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2.00pt" fo:font-weight="normal" fo:font-family="Calibri" style:font-family-asian="Calibri" style:font-family-complex="Calibri" fo:background-color="transparent" fo:color="#000000"/>
    </style:style>
    <style:style style:name="T66" style:family="text">
      <style:text-properties fo:font-size="12.00pt" fo:font-weight="normal" fo:font-family="'Liberation Serif'" style:font-family-asian="'Liberation Serif'" style:font-family-complex="'Liberation Serif'" fo:background-color="transparent" fo:color="#000000"/>
    </style:style>
    <style:style style:name="T67" style:family="text">
      <style:text-properties fo:font-size="12.00pt" fo:font-weight="normal" fo:font-family="Calibri" style:font-family-asian="Calibri" style:font-family-complex="Calibri" fo:background-color="transparent" fo:color="#000000"/>
    </style:style>
    <style:style style:name="T68" style:family="text">
      <style:text-properties fo:font-size="12.00pt" fo:font-weight="normal" fo:font-family="'Liberation Serif'" style:font-family-asian="'Liberation Serif'" style:font-family-complex="'Liberation Serif'" fo:background-color="transparent" fo:color="#000000"/>
    </style:style>
    <style:style style:name="T69" style:family="text">
      <style:text-properties fo:font-size="12.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normal" fo:font-family="'Liberation Serif'" style:font-family-asian="'Liberation Serif'" style:font-family-complex="'Liberation Serif'" fo:background-color="transparent" fo:color="#ce181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fo:color="#000000"/>
    </style:style>
    <style:style style:name="T74" style:family="text">
      <style:text-properties fo:font-size="12.00pt" fo:font-weight="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4.00pt" fo:font-weight="normal" fo:font-family="'Liberation Serif'" style:font-family-asian="'Liberation Serif'" style:font-family-complex="'Liberation Serif'" fo:background-color="transparent" fo:color="#ce181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normal" fo:font-family="'Liberation Serif'" style:font-family-asian="'Liberation Serif'" style:font-family-complex="'Liberation Serif'" fo:background-color="transparent" fo:color="#ff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fo:color="#ff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fo:color="#ff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fo:color="#ff0000"/>
    </style:style>
    <style:style style:name="T92" style:family="text">
      <style:text-properties fo:font-size="12.00pt" fo:font-weight="bold" fo:font-family="'Liberation Serif'" style:font-family-asian="'Liberation Serif'" style:font-family-complex="'Liberation Serif'" fo:background-color="transparent" fo:color="#ff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fo:color="#ff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Liberation Serif'" style:font-family-asian="'Liberation Serif'" style:font-family-complex="'Liberation Serif'" fo:background-color="transparent" style:use-window-font-color="true"/>
    </style:style>
    <style:style style:name="T97" style:family="text">
      <style:text-properties fo:font-size="12.00pt" style:text-position="sub"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Liberation Serif'" style:font-family-asian="'Liberation Serif'" style:font-family-complex="'Liberation Serif'"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Liberation Serif'" style:font-family-asian="'Liberation Serif'" style:font-family-complex="'Liberation Serif'"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fo:font-family="'Liberation Serif'" style:font-family-asian="'Liberation Serif'" style:font-family-complex="'Liberation Serif'" fo:background-color="transparent" fo:color="#ce181e"/>
    </style:style>
    <style:style style:name="T105" style:family="text">
      <style:text-properties fo:font-size="12.00pt" style:text-position="super" fo:font-weight="normal" fo:font-family="'Liberation Serif'" style:font-family-asian="'Liberation Serif'" style:font-family-complex="'Liberation Serif'" fo:background-color="transparent" fo:color="#ce181e"/>
    </style:style>
    <style:style style:name="T106" style:family="text">
      <style:text-properties fo:font-size="12.00pt" fo:font-weight="normal" fo:font-family="'Liberation Serif'" style:font-family-asian="'Liberation Serif'" style:font-family-complex="'Liberation Serif'" fo:background-color="transparent" fo:color="#ce181e"/>
    </style:style>
    <style:style style:name="T107" style:family="text">
      <style:text-properties fo:font-size="12.00pt" style:text-position="super" fo:font-weight="normal" fo:font-family="'Liberation Serif'" style:font-family-asian="'Liberation Serif'" style:font-family-complex="'Liberation Serif'" fo:background-color="transparent" fo:color="#ce181e"/>
    </style:style>
    <style:style style:name="T108" style:family="text">
      <style:text-properties fo:font-size="12.00pt" fo:font-weight="normal" fo:font-family="'Liberation Serif'" style:font-family-asian="'Liberation Serif'" style:font-family-complex="'Liberation Serif'" fo:background-color="transparent" fo:color="#ce181e"/>
    </style:style>
    <style:style style:name="T109" style:family="text">
      <style:text-properties fo:font-size="12.00pt" style:text-position="super" fo:font-weight="normal" fo:font-family="'Liberation Serif'" style:font-family-asian="'Liberation Serif'" style:font-family-complex="'Liberation Serif'" fo:background-color="transparent" fo:color="#ce181e"/>
    </style:style>
    <style:style style:name="T110" style:family="text">
      <style:text-properties fo:font-size="12.00pt" fo:font-weight="normal" fo:font-family="'Liberation Serif'" style:font-family-asian="'Liberation Serif'" style:font-family-complex="'Liberation Serif'" fo:background-color="transparent" fo:color="#ce181e"/>
    </style:style>
    <style:style style:name="T111" style:family="text">
      <style:text-properties fo:font-size="12.00pt" style:text-position="super" fo:font-weight="normal" fo:font-family="'Liberation Serif'" style:font-family-asian="'Liberation Serif'" style:font-family-complex="'Liberation Serif'" fo:background-color="transparent" fo:color="#ce181e"/>
    </style:style>
    <style:style style:name="T112" style:family="text">
      <style:text-properties fo:font-size="12.00pt" fo:font-weight="normal" fo:font-family="'Liberation Serif'" style:font-family-asian="'Liberation Serif'" style:font-family-complex="'Liberation Serif'" fo:background-color="transparent" fo:color="#ce181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4.00pt" fo:font-weight="normal" fo:font-family="'Liberation Serif'" style:font-family-asian="'Liberation Serif'" style:font-family-complex="'Liberation Serif'" fo:background-color="transparent" fo:color="#ce181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4.00pt" fo:font-weight="normal" fo:font-family="'Liberation Serif'" style:font-family-asian="'Liberation Serif'" style:font-family-complex="'Liberation Serif'" fo:background-color="transparent" fo:color="#ce181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fo:color="#f79646"/>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fo:color="#f79646"/>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4.00pt" fo:font-weight="normal" fo:font-family="'Liberation Serif'" style:font-family-asian="'Liberation Serif'" style:font-family-complex="'Liberation Serif'" fo:background-color="transparent" fo:color="#ff0000"/>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2.00pt" fo:font-weight="normal"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fo:color="#ff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fo:color="#ff0000"/>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8.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Liberation Serif'" style:font-family-asian="'Liberation Serif'" style:font-family-complex="'Liberation Serif'" fo:background-color="transparent" style:use-window-font-color="true"/>
    </style:style>
    <style:style style:name="T135" style:family="text">
      <style:text-properties fo:font-size="16.00pt" fo:font-weight="normal" fo:font-family="'Liberation Serif'" style:font-family-asian="'Liberation Serif'" style:font-family-complex="'Liberation Serif'" fo:background-color="transparent" style:use-window-font-color="true"/>
    </style:style>
    <style:style style:name="T136" style:family="text">
      <style:text-properties fo:font-size="10.00pt" fo:font-weight="normal" fo:font-family="'Liberation Serif'" style:font-family-asian="'Liberation Serif'" style:font-family-complex="'Liberation Serif'" fo:background-color="transparent" style:use-window-font-color="true"/>
    </style:style>
    <style:style style:name="T137" style:family="text">
      <style:text-properties fo:font-size="16.00pt" fo:font-weight="normal" fo:font-family="'Liberation Serif'" style:font-family-asian="'Liberation Serif'" style:font-family-complex="'Liberation Serif'" fo:background-color="transparent" style:use-window-font-color="true"/>
    </style:style>
    <style:style style:name="T138" style:family="text">
      <style:text-properties fo:font-size="10.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6.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6.00pt" fo:font-weight="normal" fo:font-family="'Liberation Serif'" style:font-family-asian="'Liberation Serif'" style:font-family-complex="'Liberation Serif'" fo:background-color="transparent" style:use-window-font-color="true"/>
    </style:style>
    <style:style style:name="T143" style:family="text">
      <style:text-properties fo:font-size="18.00pt" fo:font-weight="normal" fo:font-family="'Liberation Serif'" style:font-family-asian="'Liberation Serif'" style:font-family-complex="'Liberation Serif'" fo:background-color="transparent" style:use-window-font-color="true"/>
    </style:style>
    <style:style style:name="T144" style:family="text">
      <style:text-properties fo:font-size="10.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6.00pt" fo:font-weight="normal" fo:font-family="'Liberation Serif'" style:font-family-asian="'Liberation Serif'" style:font-family-complex="'Liberation Serif'" fo:background-color="transparent" style:use-window-font-color="true"/>
    </style:style>
    <style:style style:name="T147" style:family="text">
      <style:text-properties fo:font-size="18.00pt" fo:font-weight="normal" fo:font-family="'Liberation Serif'" style:font-family-asian="'Liberation Serif'" style:font-family-complex="'Liberation Serif'" fo:background-color="transparent" style:use-window-font-color="true"/>
    </style:style>
    <style:style style:name="T148" style:family="text">
      <style:text-properties fo:font-size="10.00pt" fo:font-weight="normal" fo:font-family="'Liberation Serif'" style:font-family-asian="'Liberation Serif'" style:font-family-complex="'Liberation Serif'" fo:background-color="transparent" style:use-window-font-color="true"/>
    </style:style>
    <style:style style:name="T149" style:family="text">
      <style:text-properties fo:font-size="16.00pt" fo:font-weight="normal" fo:font-family="'Liberation Serif'" style:font-family-asian="'Liberation Serif'" style:font-family-complex="'Liberation Serif'" fo:background-color="transparent" style:use-window-font-color="true"/>
    </style:style>
    <style:style style:name="T150" style:family="text">
      <style:text-properties fo:font-size="10.00pt" fo:font-weight="normal" fo:font-family="'Liberation Serif'" style:font-family-asian="'Liberation Serif'" style:font-family-complex="'Liberation Serif'"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6.00pt" fo:font-weight="normal" fo:font-family="'Liberation Serif'" style:font-family-asian="'Liberation Serif'" style:font-family-complex="'Liberation Serif'" fo:background-color="transparent" style:use-window-font-color="true"/>
    </style:style>
    <style:style style:name="T153" style:family="text">
      <style:text-properties fo:font-size="18.00pt" fo:font-weight="normal" fo:font-family="'Liberation Serif'" style:font-family-asian="'Liberation Serif'" style:font-family-complex="'Liberation Serif'" fo:background-color="transparent" style:use-window-font-color="true"/>
    </style:style>
    <style:style style:name="T154" style:family="text">
      <style:text-properties fo:font-size="10.00pt" fo:font-weight="normal" fo:font-family="'Liberation Serif'" style:font-family-asian="'Liberation Serif'" style:font-family-complex="'Liberation Serif'" fo:background-color="transparent" style:use-window-font-color="true"/>
    </style:style>
    <style:style style:name="T155" style:family="text">
      <style:text-properties fo:font-size="16.00pt" fo:font-weight="normal" fo:font-family="'Liberation Serif'" style:font-family-asian="'Liberation Serif'" style:font-family-complex="'Liberation Serif'" fo:background-color="transparent" style:use-window-font-color="true"/>
    </style:style>
    <style:style style:name="T156" style:family="text">
      <style:text-properties fo:font-size="10.00pt" fo:font-weight="normal" fo:font-family="'Liberation Serif'" style:font-family-asian="'Liberation Serif'" style:font-family-complex="'Liberation Serif'" fo:background-color="transparent" style:use-window-font-color="true"/>
    </style:style>
    <style:style style:name="T157" style:family="text">
      <style:text-properties fo:font-size="16.00pt" fo:font-weight="normal" fo:font-family="'Liberation Serif'" style:font-family-asian="'Liberation Serif'" style:font-family-complex="'Liberation Serif'" fo:background-color="transparent" style:use-window-font-color="true"/>
    </style:style>
    <style:style style:name="T158" style:family="text">
      <style:text-properties fo:font-size="18.00pt" fo:font-weight="normal" fo:font-family="'Liberation Serif'" style:font-family-asian="'Liberation Serif'" style:font-family-complex="'Liberation Serif'" fo:background-color="transparent" style:use-window-font-color="true"/>
    </style:style>
    <style:style style:name="T159" style:family="text">
      <style:text-properties fo:font-size="10.00pt" fo:font-weight="normal" fo:font-family="'Liberation Serif'" style:font-family-asian="'Liberation Serif'" style:font-family-complex="'Liberation Serif'" fo:background-color="transparent" style:use-window-font-color="true"/>
    </style:style>
    <style:style style:name="T160" style:family="text">
      <style:text-properties fo:font-size="9.00pt" fo:font-weight="normal" fo:font-family="'Liberation Serif'" style:font-family-asian="'Liberation Serif'" style:font-family-complex="'Liberation Serif'" fo:background-color="transparent" style:use-window-font-color="true"/>
    </style:style>
    <style:style style:name="T161" style:family="text">
      <style:text-properties fo:font-size="10.00pt" fo:font-weight="normal" fo:font-family="'Liberation Serif'" style:font-family-asian="'Liberation Serif'" style:font-family-complex="'Liberation Serif'" fo:background-color="transparent" style:use-window-font-color="true"/>
    </style:style>
    <style:style style:name="T162" style:family="text">
      <style:text-properties fo:font-size="18.00pt" fo:font-weight="normal" fo:font-family="'Liberation Serif'" style:font-family-asian="'Liberation Serif'" style:font-family-complex="'Liberation Serif'" fo:background-color="transparent" style:use-window-font-color="true"/>
    </style:style>
    <style:style style:name="T163" style:family="text">
      <style:text-properties fo:font-size="10.00pt" fo:font-weight="normal" fo:font-family="'Liberation Serif'" style:font-family-asian="'Liberation Serif'" style:font-family-complex="'Liberation Serif'" fo:background-color="transparent" style:use-window-font-color="true"/>
    </style:style>
    <style:style style:name="T164" style:family="text">
      <style:text-properties fo:font-size="20.00pt" fo:font-weight="normal" fo:font-family="'Liberation Serif'" style:font-family-asian="'Liberation Serif'" style:font-family-complex="'Liberation Serif'" fo:background-color="transparent" style:use-window-font-color="true"/>
    </style:style>
    <style:style style:name="T165" style:family="text">
      <style:text-properties fo:font-size="18.00pt" fo:font-weight="normal" fo:font-family="'Liberation Serif'" style:font-family-asian="'Liberation Serif'" style:font-family-complex="'Liberation Serif'" fo:background-color="transparent" style:use-window-font-color="true"/>
    </style:style>
    <style:style style:name="T166" style:family="text">
      <style:text-properties fo:font-size="10.00pt" fo:font-weight="normal" fo:font-family="'Liberation Serif'" style:font-family-asian="'Liberation Serif'" style:font-family-complex="'Liberation Serif'" fo:background-color="transparent" style:use-window-font-color="true"/>
    </style:style>
    <style:style style:name="T167" style:family="text">
      <style:text-properties fo:font-size="18.00pt" fo:font-weight="normal" fo:font-family="'Liberation Serif'" style:font-family-asian="'Liberation Serif'" style:font-family-complex="'Liberation Serif'" fo:background-color="transparent" style:use-window-font-color="true"/>
    </style:style>
    <style:style style:name="T168" style:family="text">
      <style:text-properties fo:font-size="10.00pt" fo:font-weight="normal" fo:font-family="'Liberation Serif'" style:font-family-asian="'Liberation Serif'" style:font-family-complex="'Liberation Serif'" fo:background-color="transparent" style:use-window-font-color="true"/>
    </style:style>
    <style:style style:name="T169" style:family="text">
      <style:text-properties fo:font-size="18.00pt" fo:font-weight="normal" fo:font-family="'Liberation Serif'" style:font-family-asian="'Liberation Serif'" style:font-family-complex="'Liberation Serif'" fo:background-color="transparent" style:use-window-font-color="true"/>
    </style:style>
    <style:style style:name="T170" style:family="text">
      <style:text-properties fo:font-size="10.00pt" fo:font-weight="normal" fo:font-family="'Liberation Serif'" style:font-family-asian="'Liberation Serif'" style:font-family-complex="'Liberation Serif'" fo:background-color="transparent" style:use-window-font-color="true"/>
    </style:style>
    <style:style style:name="T171" style:family="text">
      <style:text-properties fo:font-size="18.00pt" fo:font-weight="normal" fo:font-family="'Liberation Serif'" style:font-family-asian="'Liberation Serif'" style:font-family-complex="'Liberation Serif'" fo:background-color="transparent" style:use-window-font-color="true"/>
    </style:style>
    <style:style style:name="T172" style:family="text">
      <style:text-properties fo:font-size="10.00pt" fo:font-weight="normal" fo:font-family="'Liberation Serif'" style:font-family-asian="'Liberation Serif'" style:font-family-complex="'Liberation Serif'" fo:background-color="transparent" style:use-window-font-color="true"/>
    </style:style>
    <style:style style:name="T173" style:family="text">
      <style:text-properties fo:font-size="18.00pt" fo:font-weight="normal" fo:font-family="'Liberation Serif'" style:font-family-asian="'Liberation Serif'" style:font-family-complex="'Liberation Serif'" fo:background-color="transparent" style:use-window-font-color="true"/>
    </style:style>
    <style:style style:name="T174" style:family="text">
      <style:text-properties fo:font-size="10.00pt" fo:font-weight="normal" fo:font-family="'Liberation Serif'" style:font-family-asian="'Liberation Serif'" style:font-family-complex="'Liberation Serif'" fo:background-color="transparent" style:use-window-font-color="true"/>
    </style:style>
    <style:style style:name="T175" style:family="text">
      <style:text-properties fo:font-size="18.00pt" fo:font-weight="normal" fo:font-family="'Liberation Serif'" style:font-family-asian="'Liberation Serif'" style:font-family-complex="'Liberation Serif'" fo:background-color="transparent" style:use-window-font-color="true"/>
    </style:style>
    <style:style style:name="T176" style:family="text">
      <style:text-properties fo:font-size="10.00pt" fo:font-weight="normal" fo:font-family="'Liberation Serif'" style:font-family-asian="'Liberation Serif'" style:font-family-complex="'Liberation Serif'" fo:background-color="transparent" style:use-window-font-color="true"/>
    </style:style>
    <style:style style:name="T177" style:family="text">
      <style:text-properties fo:font-size="18.00pt" fo:font-weight="normal" fo:font-family="'Liberation Serif'" style:font-family-asian="'Liberation Serif'" style:font-family-complex="'Liberation Serif'" fo:background-color="transparent" style:use-window-font-color="true"/>
    </style:style>
    <style:style style:name="T178" style:family="text">
      <style:text-properties fo:font-size="10.00pt" fo:font-weight="normal" fo:font-family="'Liberation Serif'" style:font-family-asian="'Liberation Serif'" style:font-family-complex="'Liberation Serif'" fo:background-color="transparent" style:use-window-font-color="true"/>
    </style:style>
    <style:style style:name="T179" style:family="text">
      <style:text-properties fo:font-size="18.00pt" fo:font-weight="normal" fo:font-family="'Liberation Serif'" style:font-family-asian="'Liberation Serif'" style:font-family-complex="'Liberation Serif'" fo:background-color="transparent" style:use-window-font-color="true"/>
    </style:style>
    <style:style style:name="T180" style:family="text">
      <style:text-properties fo:font-size="10.00pt" fo:font-weight="normal" fo:font-family="'Liberation Serif'" style:font-family-asian="'Liberation Serif'" style:font-family-complex="'Liberation Serif'" fo:background-color="transparent" style:use-window-font-color="true"/>
    </style:style>
    <style:style style:name="T181" style:family="text">
      <style:text-properties fo:font-size="18.00pt" fo:font-weight="normal" fo:font-family="'Liberation Serif'" style:font-family-asian="'Liberation Serif'" style:font-family-complex="'Liberation Serif'" fo:background-color="transparent" style:use-window-font-color="true"/>
    </style:style>
    <style:style style:name="T182" style:family="text">
      <style:text-properties fo:font-size="10.00pt" fo:font-weight="normal" fo:font-family="'Liberation Serif'" style:font-family-asian="'Liberation Serif'" style:font-family-complex="'Liberation Serif'" fo:background-color="transparent" style:use-window-font-color="true"/>
    </style:style>
    <style:style style:name="T183" style:family="text">
      <style:text-properties fo:font-size="18.00pt" fo:font-weight="normal" fo:font-family="'Liberation Serif'" style:font-family-asian="'Liberation Serif'" style:font-family-complex="'Liberation Serif'" fo:background-color="transparent" style:use-window-font-color="true"/>
    </style:style>
    <style:style style:name="T184" style:family="text">
      <style:text-properties fo:font-size="10.00pt" fo:font-weight="normal" fo:font-family="'Liberation Serif'" style:font-family-asian="'Liberation Serif'" style:font-family-complex="'Liberation Serif'" fo:background-color="transparent" style:use-window-font-color="true"/>
    </style:style>
    <style:style style:name="T185" style:family="text">
      <style:text-properties fo:font-size="12.00pt" fo:font-weight="normal" fo:font-family="'Liberation Serif'" style:font-family-asian="'Liberation Serif'" style:font-family-complex="'Liberation Serif'" fo:background-color="transparent" style:use-window-font-color="true"/>
    </style:style>
    <style:style style:name="T186" style:family="text">
      <style:text-properties fo:font-size="10.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0.00pt" fo:font-weight="normal" fo:font-family="'Liberation Serif'" style:font-family-asian="'Liberation Serif'" style:font-family-complex="'Liberation Serif'"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0.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office:automatic-styles>
  <office:body>
    <office:text>
      <text:p text:style-name="P1"><text:span text:style-name="T1">DÉFINITIONS</text:span></text:p>
      <text:p text:style-name="P1"><text:span text:style-name="T2"/></text:p>
      <text:p text:style-name="P1"><text:span text:style-name="T3">1)Données</text:span></text:p>
      <text:p text:style-name="P1"><text:span text:style-name="T4"/></text:p>
      <text:p text:style-name="P1"><text:span text:style-name="T5">En informatique une donnée est une information numérique et alpha-numérique codée et lisible par la seule machine en vue de leurs enregistrement, traitement, conservation et communication.</text:span></text:p>
      <text:p text:style-name="P1"><text:span text:style-name="T5"><text:line-break/></text:span><text:span text:style-name="T6">Exemple</text:span><text:span text:style-name="T7">: On décide de stocker des données définissant des personnes dans une base de données. On définira les données de l’entité Personne comme ceci :</text:span></text:p>
      <text:p text:style-name="P1"><text:span text:style-name="T7">--Numéro matricule :<text:s text:c="2"/>001255</text:span></text:p>
      <text:p text:style-name="P1"><text:span text:style-name="T7">--Nom : LAWSON</text:span></text:p>
      <text:p text:style-name="P1"><text:span text:style-name="T7">--Prénom : Afi</text:span></text:p>
      <text:p text:style-name="P1"><text:span text:style-name="T7">--Sexe : F</text:span></text:p>
      <text:p text:style-name="P1"><text:span text:style-name="T7">--Date_Naissance : 10/10/2001</text:span></text:p>
      <text:p text:style-name="P1"><text:span text:style-name="T8"/></text:p>
      <text:p text:style-name="P1"><text:span text:style-name="T9">001255, LAWSON, Afi, F, 10/10/2001 constituent les données permettant de caractériser mademoiselle LAWSON.</text:span></text:p>
      <text:p text:style-name="P1"><text:span text:style-name="T9">Pour des traitements informatiques concernant plusieurs personnes il faudra le choix d’une structure pour stocker toutes les informations de ces personnes </text:span></text:p>
      <text:p text:style-name="P1"><text:span text:style-name="T10"/></text:p>
      <text:p text:style-name="P1"><text:span text:style-name="T11">2)Structures</text:span></text:p>
      <text:p text:style-name="P1"><text:span text:style-name="T12"/></text:p>
      <text:p text:style-name="P1"><text:span text:style-name="T13">Une structure de données est une manière d’organiser et de stocker les informations pour en faciliter<text:s text:c="2"/>l’accès ou dans d’autres buts.</text:span></text:p>
      <text:p text:style-name="P1"><text:span text:style-name="T13">Une structure est une interface qui consiste en un ensemble de procédures pour ajouter, effacer, accéder, réorganiser, etc les données. Une structure de données conserve des données et éventuellement des méta-données.</text:span></text:p>
      <text:p text:style-name="P1"><text:span text:style-name="T14"/></text:p>
      <text:p text:style-name="P1"><text:span text:style-name="T15">3)Structures de données en informatique</text:span></text:p>
      <text:p text:style-name="P1"><text:span text:style-name="T16"/></text:p>
      <text:p text:style-name="P1"><text:span text:style-name="T17">En informatique une structure de données est une structure logique destinée à contenir des données afin de leur donner une organisation permettant de simplifier leur traitement. Une structure de données implémente concrètement un type abstrait.</text:span></text:p>
      <text:p text:style-name="P1"><text:span text:style-name="T18"/></text:p>
      <text:p text:style-name="P1"><text:span text:style-name="T19">4)Objectif de l’organisation des données</text:span></text:p>
      <text:p text:style-name="P1"><text:span text:style-name="T20"/></text:p>
      <text:p text:style-name="P1"><text:span text:style-name="T21">Pour prendre un exemple de la vie quotidienne, on peut présenter des numéros de téléphone par région, par ville, par nom et par profession comme dans les annuaires téléphonique.</text:span></text:p>
      <text:p text:style-name="P1"><text:span text:style-name="T21">À chaque usage correspondra une structure d’annuaire appropriée.</text:span></text:p>
      <text:p text:style-name="P1"><text:span text:style-name="T21">Le fait d’utiliser une structure de donnée appropriée d’un traitement informatique peut également faire baisser de manière significative la complexité d’une application informatique et ainsi contribuer à diminuer le taux d’erreurs.</text:span></text:p>
      <text:p text:style-name="P1"><text:span text:style-name="T21"><text:tab/>*Exemple de structure de données :</text:span></text:p>
      <text:p text:style-name="P1"><text:span text:style-name="T21">Différentes structures de données existent pour des données différentes ou répondant à des contraintes algorithmiques différentes : </text:span></text:p>
      <text:p text:style-name="P1"><text:span text:style-name="T21"><text:tab/>--</text:span><text:span text:style-name="T22">Structures finies<text:s/></text:span><text:span text:style-name="T23">:</text:span></text:p>
      <text:p text:style-name="P1"><text:span text:style-name="T23"><text:tab/><text:tab/>+Constante</text:span></text:p>
      <text:p text:style-name="P1"><text:span text:style-name="T23"><text:tab/><text:tab/>+Variables</text:span></text:p>
      <text:p text:style-name="P1"><text:span text:style-name="T23"><text:tab/><text:tab/>+Enregistrement</text:span></text:p>
      <text:p text:style-name="P1"><text:span text:style-name="T23"><text:tab/>--</text:span><text:span text:style-name="T24">Structures indexées</text:span><text:span text:style-name="T25"><text:s/>:</text:span></text:p>
      <text:p text:style-name="P1"><text:span text:style-name="T25"><text:tab/><text:tab/>+Tableau sur [1….n]</text:span></text:p>
      <text:p text:style-name="P1"><text:span text:style-name="T25"><text:tab/><text:tab/>+Tableau sur [1….n][1….m]</text:span></text:p>
      <text:p text:style-name="P1"><text:span text:style-name="T25"><text:tab/>--</text:span><text:span text:style-name="T26">Structures récursives</text:span><text:span text:style-name="T27"><text:s/>:</text:span></text:p>
      <text:p text:style-name="P1"><text:span text:style-name="T27"><text:tab/><text:tab/>+Listes</text:span></text:p>
      <text:p text:style-name="P1"><text:span text:style-name="T27"><text:tab/><text:tab/>+Arbres</text:span></text:p>
      <text:p text:style-name="P1"><text:span text:style-name="T27"><text:tab/><text:tab/>+Graphes</text:span></text:p>
      <text:p text:style-name="P1"><text:span text:style-name="T28"/></text:p>
      <text:p text:style-name="P1"><text:span text:style-name="T29">5)Les collections séquentielles</text:span></text:p>
      <text:p text:style-name="P1"><text:span text:style-name="T30"/></text:p>
      <text:p text:style-name="P1"><text:span text:style-name="T31">Une collection séquentielle permet de ranger<text:s text:c="2"/>des objets dans un ordre arbitraire. On parle de collection indexée lorsqu’on peut accéder à chaque élément par un numéro d’ordre d’index.</text:span></text:p>
      <text:p text:style-name="P1"><text:span text:style-name="T31">Le choix d’une implémentation particulière dépend d’un certain nombre de compromis, comme l’occupation mémoire ou les performances requises pour diverses opérations de base :</text:span></text:p>
      <text:p text:style-name="P1"><text:span text:style-name="T32"/></text:p>
      <text:p text:style-name="P1"><text:span text:style-name="T33">--Itération, ajout d’un élément ( au début, à la fin, ou à un endroit quelconque de la collection)</text:span></text:p>
      <text:p text:style-name="P1"><text:span text:style-name="T33">--Indexation, suppression, décompte du nombre d’éléments.</text:span></text:p>
      <text:p text:style-name="P1"><text:span text:style-name="T34"/></text:p>
      <text:p text:style-name="P1"><text:span text:style-name="T35">Il existe deux grand types de collections indexées :</text:span></text:p>
      <text:p text:style-name="P1"><text:span text:style-name="T35">--Les Listes</text:span></text:p>
      <text:p text:style-name="P1"><text:span text:style-name="T35">--Les Tableaux ou Vecteurs</text:span></text:p>
      <text:p text:style-name="P1"><text:span text:style-name="T36"/></text:p>
      <text:p text:style-name="P1"><text:span text:style-name="T37">Un certain nombre de structures de données sont des restrictions de collections séquentielles qui n’autorisent qu’un sous ensemble des opérations de base :</text:span></text:p>
      <text:p text:style-name="P1"><text:span text:style-name="T37">--Les Piles</text:span></text:p>
      <text:p text:style-name="P1"><text:span text:style-name="T37">--Les Files</text:span></text:p>
      <text:p text:style-name="P1"><text:span text:style-name="T37"><text:tab/></text:span></text:p>
      <text:p text:style-name="P1"><text:span text:style-name="T38">6)La collection de données</text:span></text:p>
      <text:p text:style-name="P1"><text:span text:style-name="T39"/></text:p>
      <text:p text:style-name="P1"><text:span text:style-name="T40">Une collection est un regroupement fini de donnée dont le nombre n’est pas fixé à priori.</text:span></text:p>
      <text:p text:style-name="P1"><text:span text:style-name="T40">Ainsi les collections que l’on utilise en informatique sont des données dynamiques. Le nombre de leur éléments varie au cours de l’exécution du programme puisque l’on peut ajouter et supprimer des éléments en cours de traitement.</text:span></text:p>
      <text:p text:style-name="P1"><text:span text:style-name="T40">Plus précisément les opérations que l’on autorise sur les collections sont les suivantes :<text:s text:c="2"/></text:span></text:p>
      <text:p text:style-name="P1"><text:span text:style-name="T40">-Déterminer le nombre d’éléments de la collection.</text:span></text:p>
      <text:p text:style-name="P1"><text:span text:style-name="T40">-Tester l’appartenance d’un élément à la collection.</text:span></text:p>
      <text:p text:style-name="P1"><text:span text:style-name="T40">-Ajouter un élément à la collection.</text:span></text:p>
      <text:p text:style-name="P1"><text:span text:style-name="T40">-Supprimer un élément de la collection.</text:span></text:p>
      <text:p text:style-name="P1"><text:span text:style-name="T41">Exemple :<text:s/></text:span><text:span text:style-name="T42">TAS de chaussures</text:span></text:p>
      <text:p text:style-name="P1"><text:span text:style-name="T43"><text:s/></text:span></text:p>
      <text:p text:style-name="P1"><text:span text:style-name="T44">Dans le tas de chaussures il est très facile d’ajouter une paire de chaussures sur le tas: Il suffit de la jeter sans précaution sur les autres chaussures.</text:span></text:p>
      <text:p text:style-name="P1"><text:span text:style-name="T44">Par contre pour supprimer une chaussure particulière du tas, ce sera beaucoup plus difficile car il faudra d’abord la retrouver dans cet amas de chaussures non structuré.<text:line-break/>On distingue classiquement trois grand types de collections :</text:span></text:p>
      <text:p text:style-name="P1"><text:span text:style-name="T44">--Les séquences</text:span></text:p>
      <text:p text:style-name="P1"><text:span text:style-name="T44">--Les Arbres</text:span></text:p>
      <text:p text:style-name="P1"><text:span text:style-name="T44">--Les Graphes</text:span></text:p>
      <text:p text:style-name="P1"><text:span text:style-name="T45"/></text:p>
      <text:p text:style-name="P1"><text:span text:style-name="T46">7) Les séquences</text:span></text:p>
      <text:p text:style-name="P1"><text:span text:style-name="T47">Une séquence est une suite ordonnée d’éléments éventuellement vide accessible par leur rang dans la séquence.</text:span></text:p>
      <text:p text:style-name="P1"><text:span text:style-name="T47">Dans une séquence chaque élément a un prédécesseur ( Sauf le premier élément qui n’a pas de prédécesseur ) et successeur ( Sauf le dernier qui n’a pas de successeur ).</text:span></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8"/></text:p>
      <text:p text:style-name="P1"><text:span text:style-name="T49">A<text:tab/>B<text:tab/>C<text:tab/>D<text:tab/>E<text:s text:c="3"/>=&gt;<text:tab/><text:tab/> Guichet</text:span></text:p>
      <text:p text:style-name="P1"><text:span text:style-name="T50"/></text:p>
      <text:p text:style-name="P1"><text:span text:style-name="T50"/></text:p>
      <text:p text:style-name="P1"><text:span text:style-name="T50"/></text:p>
      <text:p text:style-name="P1"><text:span text:style-name="T51">Une liste de noms, une pile d’assiettes, ou une file de spectateurs sont des exemples de files séquentielles de la vie courante.</text:span></text:p>
      <text:p text:style-name="P1"><text:span text:style-name="T52"/></text:p>
      <text:p text:style-name="P1"><text:span text:style-name="T53">En langage Python, on utilisera trois types de </text:span></text:p>
      <text:p text:style-name="P1"><text:span text:style-name="T54"/></text:p>
      <text:p text:style-name="P1"><text:span text:style-name="T55">–</text:span><text:span text:style-name="T56"><text:s/>Les chaînes de caractères(<text:s text:c="2"/>Type String , Ex: «Bonjour» )</text:span></text:p>
      <text:p text:style-name="P1"><text:span text:style-name="T57">–</text:span><text:span text:style-name="T58"><text:s/>Les n-uplets(<text:s text:c="2"/>Type Tuple, Ex (), (1,2,3), (‘a’,2, (2,3))<text:s text:c="2"/>)</text:span></text:p>
      <text:p text:style-name="P1"><text:span text:style-name="T59">–</text:span><text:span text:style-name="T60"><text:s/>Les listes(<text:s text:c="2"/>Type, Ex [], [a, b, c],<text:s text:c="2"/>[1, ‘e’, (1,3,[1,3])]<text:s text:c="2"/>)</text:span></text:p>
      <text:p text:style-name="P1"><text:span text:style-name="T61"/></text:p>
      <text:p text:style-name="P1"><text:span text:style-name="T62">8) Les arbres</text:span></text:p>
      <text:p text:style-name="P1"><text:span text:style-name="T63"/></text:p>
      <text:p text:style-name="P1"><text:span text:style-name="T64">Un arbre est une collection d’éléments appelés n</text:span><text:span text:style-name="T65">œuds, organis</text:span><text:span text:style-name="T66">és d’une manière hiérarchique a partir d’un n</text:span><text:span text:style-name="T67">œuds particuliers appel</text:span><text:span text:style-name="T68">és n</text:span><text:span text:style-name="T69">œuds de la racine.</text:span></text:p>
      <text:p text:style-name="P1"><text:span text:style-name="T70"/></text:p>
      <text:p text:style-name="P1"><text:span text:style-name="T71">9) Les graphes</text:span></text:p>
      <text:p text:style-name="P1"><text:span text:style-name="T72"/></text:p>
      <text:p text:style-name="P1"><text:span text:style-name="T73">Un graphe est une collection d’éléments appelés sommets et de relation entre ces sommets.</text:span><text:span text:style-name="T74"><text:s/>Dans un graphe chaque élément peut avoir plusieurs prédécesseurs et plusieurs successeurs. Un même élément peut être à la fois prédécesseur et successeur d’un autre sommet y compris de lui même.<text:s text:c="2"/>Les graphes permettent de manipuler plus facilement les objets et leurs relations.</text:span></text:p>
      <text:p text:style-name="P1"><text:span text:style-name="T75"/></text:p>
      <text:p text:style-name="P1"><text:span text:style-name="T76">10) Les chaînes de caractères</text:span></text:p>
      <text:p text:style-name="P1"><text:span text:style-name="T77"/></text:p>
      <text:p text:style-name="P1"><text:span text:style-name="T78">Une chaîne de caractères est une séquence non modifiable de caractères. D'un point de vue syntaxique, une chaîne de caractère est une suite quelconque de caractères délimités par des apostrophes ou par des guillemets.</text:span></text:p>
      <text:p text:style-name="P1"><text:span text:style-name="T79"/></text:p>
      <text:p text:style-name="P1"><text:span text:style-name="T80">11) Les Listes</text:span></text:p>
      <text:p text:style-name="P1"><text:span text:style-name="T81"/></text:p>
      <text:p text:style-name="P1"><text:span text:style-name="T82">Une liste est une séquence modifiable d'éléments, d'un point de vue syntaxique une liste est une suite d'éléments séparés par des virgules et encadré par des crochets [ ] ou des symboles &lt; &gt;.</text:span></text:p>
      <text:p text:style-name="P1"><text:span text:style-name="T82">Ex : &lt;1, 2, 3&gt;, [1, 2, 3]</text:span></text:p>
      <text:p text:style-name="P1"><text:span text:style-name="T83"/></text:p>
      <text:p text:style-name="P1"><text:span text:style-name="T84">12) Les Piles</text:span></text:p>
      <text:p text:style-name="P1"><text:span text:style-name="T85"/></text:p>
      <text:p text:style-name="P1"><text:span text:style-name="T86">Une pile est une séquence dans laquelle on ne peut ajouter ou supprimer<text:s text:c="2"/>un élément qu'aux extrémités.</text:span></text:p>
      <text:p text:style-name="P1"><text:span text:style-name="T87"/></text:p>
      <text:p text:style-name="P1"><text:span text:style-name="T88">13) Les Files</text:span></text:p>
      <text:p text:style-name="P1"><text:span text:style-name="T89"/></text:p>
      <text:p text:style-name="P1"><text:span text:style-name="T90">Une file est une séquence dans laquelle on ne peut ajouter un élément qu'à une seule extrémité<text:s/></text:span><text:span text:style-name="T91">:<text:s/></text:span><text:span text:style-name="T92">la tête de la file.</text:span></text:p>
      <text:p text:style-name="P1"><text:span text:style-name="T93"/></text:p>
      <text:p text:style-name="P1"><text:span text:style-name="T94">14) La complexité algorithmique</text:span></text:p>
      <text:p text:style-name="P1"><text:span text:style-name="T95"/></text:p>
      <text:p text:style-name="P1"><text:span text:style-name="T96">On désigne la complexité d'un algoroithme A f(n) de la taille n des données. Pour analyser cette complexité on s'attache à déterminer l'ordre de grandeur asymptotique.</text:span></text:p>
      <text:p text:style-name="P1"><text:span text:style-name="T96">On cherche une fonction connue qui a une rapidité de croissance voisine de celle de F</text:span><text:span text:style-name="T97">A</text:span><text:span text:style-name="T98">(n), on utilise pour cela la notation mathématique f = O(g) qui se lit &lt;&lt; f est en grand O de g &gt;&gt; et qui indique avec quelle rapidité une fonction augmente et diminue.</text:span></text:p>
      <text:p text:style-name="P1"><text:span text:style-name="T99"/></text:p>
      <text:p text:style-name="P1"><text:span text:style-name="T100">Les grand types de complexités sont ::</text:span></text:p>
      <text:p text:style-name="P1"><text:span text:style-name="T101"/></text:p>
      <text:p text:style-name="P1"><text:span text:style-name="T102">Notation<text:tab/><text:tab/><text:tab/><text:tab/><text:tab/><text:tab/> Type de Complexité</text:span></text:p>
      <text:p text:style-name="P1"><text:span text:style-name="T103"/></text:p>
      <text:p text:style-name="P1"><text:span text:style-name="T104"><text:s text:c="2"/>O(1)<text:tab/><text:tab/><text:tab/><text:tab/><text:tab/><text:tab/><text:tab/>Complexité constante</text:span></text:p>
      <text:p text:style-name="P1"><text:span text:style-name="T104"><text:s text:c="2"/>O(log(n))<text:tab/><text:tab/><text:tab/><text:s text:c="12"/><text:tab/><text:tab/>Complexité logarithmique</text:span></text:p>
      <text:p text:style-name="P1"><text:span text:style-name="T104"><text:s text:c="2"/>O(n)<text:tab/><text:tab/><text:tab/><text:tab/><text:tab/><text:tab/><text:tab/>Complexité Linéaire</text:span></text:p>
      <text:p text:style-name="P1"><text:span text:style-name="T104"><text:s text:c="2"/>O(nlog(n))<text:tab/><text:tab/><text:tab/><text:tab/><text:tab/><text:tab/>Complexité quasi-linéaire</text:span></text:p>
      <text:p text:style-name="P1"><text:span text:style-name="T104"><text:s text:c="2"/>O(n</text:span><text:span text:style-name="T105">2</text:span><text:span text:style-name="T106">)<text:tab/><text:tab/><text:tab/><text:tab/><text:tab/><text:tab/><text:tab/>Complexité quadratique</text:span></text:p>
      <text:p text:style-name="P1"><text:span text:style-name="T106"><text:s text:c="2"/>O(n</text:span><text:span text:style-name="T107">3</text:span><text:span text:style-name="T108">)<text:tab/><text:tab/><text:tab/><text:tab/><text:tab/><text:tab/><text:tab/>Complexité Cubique</text:span></text:p>
      <text:p text:style-name="P1"><text:span text:style-name="T108"><text:s text:c="2"/>O(n</text:span><text:span text:style-name="T109">8</text:span><text:span text:style-name="T110">)<text:tab/><text:tab/><text:tab/><text:tab/><text:tab/><text:tab/><text:tab/>Complexité polynomiale</text:span></text:p>
      <text:p text:style-name="P1"><text:span text:style-name="T110"><text:s text:c="2"/>O(n!)<text:tab/><text:tab/><text:tab/><text:tab/><text:tab/><text:tab/><text:tab/>Complexité factorielle</text:span></text:p>
      <text:p text:style-name="P1"><text:span text:style-name="T110"><text:s text:c="2"/>O(2</text:span><text:span text:style-name="T111">n</text:span><text:span text:style-name="T112">)<text:tab/><text:tab/><text:tab/><text:tab/><text:tab/><text:tab/><text:tab/>Complexité exponentielle</text:span></text:p>
      <text:p text:style-name="P1"><text:span text:style-name="T113"/></text:p>
      <text:p text:style-name="P1"><text:span text:style-name="T114">15) Operations sur les structures</text:span></text:p>
      <text:p text:style-name="P1"><text:span text:style-name="T115"/></text:p>
      <text:p text:style-name="P1"><text:span text:style-name="T116">On a deux types d'opération sur les structures :</text:span></text:p>
      <text:p text:style-name="P1"><text:span text:style-name="T117">-L'opération de recherche</text:span></text:p>
      <text:p text:style-name="P1"><text:span text:style-name="T117">-L'opération de modification</text:span></text:p>
      <text:p text:style-name="P1"><text:span text:style-name="T118"/></text:p>
      <text:p text:style-name="P1"><text:span text:style-name="T119">*Recherche</text:span></text:p>
      <text:p text:style-name="P1"><text:span text:style-name="T120">.SEARCH(S, k) retourne un pointeur vers un élément S tel que x.clé =k ou Null si l'élément n'appartient pas à S.</text:span></text:p>
      <text:p text:style-name="P1"><text:span text:style-name="T120">.MINIMUM(S) retourne un pointeur vers l'élément avec la plus petite clé</text:span></text:p>
      <text:p text:style-name="P1"><text:span text:style-name="T120">.MAXIMUM(S) retourne un pointeur vers l'élément avec la plus grande clé</text:span></text:p>
      <text:p text:style-name="P1"><text:span text:style-name="T120">.SUCCESSOR(S, x) et PREDECESSOR(S,x) retourne respectivement un pointeur vers l'élément tout juste plus grand et tout juste plus petit que x dans S.</text:span></text:p>
      <text:p text:style-name="P1"><text:span text:style-name="T121"/></text:p>
      <text:p text:style-name="P1"><text:span text:style-name="T122">*MODIFICATION</text:span></text:p>
      <text:p text:style-name="P1"><text:span text:style-name="T123">.INSERT(S,k) et DELETE(S, k)insert l'élément k dans S ou retire l'élément k dans S</text:span></text:p>
      <text:p text:style-name="P1"><text:span text:style-name="T124"/></text:p>
      <text:p text:style-name="P1"><text:span text:style-name="T125">16) Structure de données en Pseudolangage<text:line-break/></text:span></text:p>
      <text:p text:style-name="P1"><text:span text:style-name="T126">On a besoin d'un langage minimum formel pour décrire un algorithme. Un langage de programmaion (Java, C, Pascal, Cobol, FOLTRAN, Prolog, Perl, Python, etc) est trop contraingnant.</text:span></text:p>
      <text:p text:style-name="P1"><text:span text:style-name="T126">Dans la littérature, les algorithmes sont décris dans un pseudo-langage qui ressemble à un langage de programmation (le pseudo-langage utilisé depend donc de l'auteur et peut être spécifié par celui-ci en debut d'ouvrage).</text:span></text:p>
      <text:p text:style-name="P1"><text:span text:style-name="T126">Les pseudo-langage recouvrent les mêmes concepts : les variables, les affectations, les structures de , les fonctions et procédures et les sd simples ou avancées.</text:span></text:p>
      <text:p text:style-name="P1"><text:span text:style-name="T126">Les variables sont indiquées par leurs types tels que : Booléen b, Entier n, Réel x, caractère c, chaîne s.</text:span></text:p>
      <text:p text:style-name="P1"><text:span text:style-name="T126">Le signe de l'affectation n'est pas "=" ni ":=" comme pascal mais "&lt;--" qui illustre bien les réalités de l'affectation (mettre dedans).</text:span></text:p>
      <text:p text:style-name="P1"><text:span text:style-name="T126">Les tableaux sont utilisés et si A est un tableau A[i] est le Ième élément du tableau.</text:span></text:p>
      <text:p text:style-name="P1"><text:span text:style-name="T126">Les instructions simples sont séquencée par ";" , les blocs d'instruction sont entourés par des "{ }" ou par des mots "DEBUT" et "FIN".</text:span></text:p>
      <text:p text:style-name="P1"><text:span text:style-name="T127"/></text:p>
      <text:p text:style-name="P1"><text:span text:style-name="T128">-Le conditionnel </text:span></text:p>
      <text:p text:style-name="P1"><text:span text:style-name="T128">-Les itérations</text:span></text:p>
      <text:p text:style-name="P1"><text:span text:style-name="T128">-Les fonctions : une fonction a une liste de paramètre et un type de retour.</text:span></text:p>
      <text:p text:style-name="P1"><text:span text:style-name="T128"/></text:p>
      <text:p text:style-name="P1"><text:span text:style-name="T129">CH2) STRUCTURE ARBORESCENTE</text:span><text:span text:style-name="T130"/></text:p>
      <text:p text:style-name="P1"><text:span text:style-name="T130"/></text:p>
      <text:p text:style-name="P1"><text:span text:style-name="T131">Introduction</text:span><text:span text:style-name="T132"/></text:p>
      <text:p text:style-name="P1"><text:span text:style-name="T132"/></text:p>
      <text:p text:style-name="P1"><text:span text:style-name="T132">Nous avons appris qu'il n'ya plus de notion de disque sous linux, il en est de même pour les périphériques. De façcon générale tout est fichier, on ne voit donc au niveau utilisateur q'un arborescance constitué de repertoire et de fichiers décrivant les ressources du système.</text:span></text:p>
      <text:p text:style-name="P1"><text:span text:style-name="T132">Le nom des fichiers sous linux est une suite caractères, il n'existe pas de notion de type de fichiers et de numéro version commen sur msdos.</text:span></text:p>
      <text:p text:style-name="P1"><text:span text:style-name="T132">Le caractère est considéré comme étant un caractère dans le nom de fichier et non pas comme sur msdos ou "." est le caractère de séparation entre le nom de fichier et le type ( l'extension ) du fichier.</text:span></text:p>
      <text:p text:style-name="P1"><text:span text:style-name="T132">Il est donc possible d'avoir des fichiers dont le nom comporte plusieurs points. La philosophie des noms de fichiers ressemblerait donc à celle de l'environnement suivant : </text:span></text:p>
      <text:p text:style-name="P1"><text:span text:style-name="T132"/></text:p>
      <text:p text:style-name="P1"><text:span text:style-name="T133">/</text:span><text:span text:style-name="T134">(root)</text:span><text:span text:style-name="T135">________</text:span><text:span text:style-name="T136">Repertoire</text:span><text:span text:style-name="T137">_________</text:span><text:span text:style-name="T138">Rep</text:span><text:span text:style-name="T139"/></text:p>
      <text:p text:style-name="P1"><text:span text:style-name="T139"><text:tab/><text:s text:c="3"/></text:span><text:span text:style-name="T140">|</text:span><text:span text:style-name="T141"><text:tab/><text:tab/> <text:tab/><text:s text:c="8"/></text:span><text:span text:style-name="T142">|</text:span><text:span text:style-name="T143">_</text:span><text:span text:style-name="T144">Fichier</text:span><text:span text:style-name="T145"/></text:p>
      <text:p text:style-name="P1"><text:span text:style-name="T145"><text:tab/><text:s text:c="3"/></text:span><text:span text:style-name="T146">|</text:span><text:span text:style-name="T147">_</text:span><text:span text:style-name="T148">Rep</text:span><text:span text:style-name="T149">______</text:span><text:span text:style-name="T150">Fichier<text:s/></text:span><text:span text:style-name="T151"><text:s text:c="2"/></text:span><text:span text:style-name="T152">|</text:span><text:span text:style-name="T153">_</text:span><text:span text:style-name="T154">Fichier</text:span></text:p>
      <text:p text:style-name="P1"><text:span text:style-name="T154"><text:tab/><text:s text:c="3"/></text:span><text:span text:style-name="T155">|</text:span><text:span text:style-name="T156"><text:tab/><text:s text:c="5"/></text:span><text:span text:style-name="T157">|</text:span><text:span text:style-name="T158">_</text:span><text:span text:style-name="T159">Fichier</text:span></text:p>
      <text:p text:style-name="P1"><text:span text:style-name="T159"><text:tab/><text:s text:c="3"/></text:span><text:span text:style-name="T160">|</text:span><text:span text:style-name="T161"/></text:p>
      <text:p text:style-name="P1"><text:span text:style-name="T161"><text:tab/><text:s text:c="3"/></text:span><text:span text:style-name="T162">|___</text:span><text:span text:style-name="T163">Fichier</text:span></text:p>
      <text:p text:style-name="P1"><text:span text:style-name="T163"><text:tab/><text:s text:c="3"/></text:span><text:span text:style-name="T164">|</text:span><text:span text:style-name="T165">_</text:span><text:span text:style-name="T166">Rep</text:span><text:span text:style-name="T167">______</text:span><text:span text:style-name="T168">Rep</text:span><text:span text:style-name="T169">_______</text:span><text:span text:style-name="T170">Fichier</text:span></text:p>
      <text:p text:style-name="P1"><text:span text:style-name="T170"><text:tab/><text:s text:c="3"/></text:span><text:span text:style-name="T171">|</text:span><text:span text:style-name="T172"><text:tab/><text:s text:c="3"/></text:span><text:span text:style-name="T173">|_</text:span><text:span text:style-name="T174">Fichier<text:tab/><text:s text:c="3"/></text:span><text:span text:style-name="T175">|_</text:span><text:span text:style-name="T176">Fichier</text:span></text:p>
      <text:p text:style-name="P1"><text:span text:style-name="T176"><text:tab/><text:s text:c="3"/></text:span><text:span text:style-name="T177">|</text:span><text:span text:style-name="T178"><text:tab/><text:s text:c="3"/></text:span><text:span text:style-name="T179">|_</text:span><text:span text:style-name="T180">Fichier<text:tab/><text:s text:c="3"/></text:span><text:span text:style-name="T181">|_</text:span><text:span text:style-name="T182">Toto</text:span></text:p>
      <text:p text:style-name="P1"><text:span text:style-name="T182"><text:tab/><text:s text:c="3"/></text:span><text:span text:style-name="T183">|_</text:span><text:span text:style-name="T184">Fichier</text:span></text:p>
      <text:p text:style-name="P1"><text:span text:style-name="T184"><text:tab/><text:tab/></text:span></text:p>
      <text:p text:style-name="P1"><text:span text:style-name="T184"/></text:p>
      <text:p text:style-name="P1"><draw:frame text:anchor-type="as-char" svg:width="50.01mm" svg:height="50.01mm" style:rel-width="scale" style:rel-height="scale"><draw:object-ole xlink:href="OleObj1"/><draw:image xlink:href="ObjectReplacements/OleObj1"/></draw:frame><text:span text:style-name="T184"/></text:p>
      <text:p text:style-name="P1"><text:span text:style-name="T184"/></text:p>
      <text:p text:style-name="P1"><text:span text:style-name="T184">A : 1|</text:span></text:p>
      <text:p text:style-name="P1"><text:span text:style-name="T184"/></text:p>
      <text:p text:style-name="P1"><text:span text:style-name="T185">Un arbre est un graphe ou les noeuds sont réliés par des arrets. On distingue trois types de noeuds :</text:span></text:p>
      <text:p text:style-name="P1"><text:span text:style-name="T185">*Les noeuds internes qui ont des fils </text:span></text:p>
      <text:p text:style-name="P1"><text:span text:style-name="T185">*Les Feuilles qui n'ont pas de fils</text:span></text:p>
      <text:p text:style-name="P1"><text:span text:style-name="T185">*La racine de l'arbre qui est l'unique noeud ne possédant pas de père</text:span></text:p>
      <text:p text:style-name="P1"><text:span text:style-name="T185">La profondeur d'un noeud est la distance c-a-d le nombre d'arrets de la racine au noeud. </text:span></text:p>
      <text:p text:style-name="P1"><text:span text:style-name="T185">La hauteur d'un arbre est la plus grande profondeur d'une feuille de l'arbre.</text:span></text:p>
      <text:p text:style-name="P1"><text:span text:style-name="T185">La taille d'un arbre est son nombre de noeuds en comptant les feuilles.</text:span></text:p>
      <text:p text:style-name="P1"><text:span text:style-name="T185"/></text:p>
      <text:p text:style-name="P1"><text:span text:style-name="T185"/></text:p>
      <text:p text:style-name="P1"><text:span text:style-name="T185">1) Arbre binaire</text:span></text:p>
      <text:p text:style-name="P1"><text:span text:style-name="T185"/></text:p>
      <text:p text:style-name="P1"><text:span text:style-name="T185">En informatique, un arbre binaire est une structure de données qui peut se représenté sous la forme d'une hiérarchie dont chaque élément est appelé noeud et le noeud intial étant appelé racine.</text:span></text:p>
      <text:p text:style-name="P1"><text:span text:style-name="T185">Dans un arbre binaire chaque élément possède au plus deux éléments fils au niveau inférieur habituellement appelé gauche et droite.</text:span></text:p>
      <text:p text:style-name="P1"><text:span text:style-name="T185">Du point de vue de ses éléments fils l'élément dont ils sont issus au niveau supérieur est appelé père.</text:span></text:p>
      <text:p text:style-name="P1"><text:span text:style-name="T185"/></text:p>
      <text:p text:style-name="P1"><text:span text:style-name="T185">Au niveau le plus élevé il ya donc un noeud racine puis au niveau directement inférieur il ya au pljus deux noeuds fils en continuant à descendre au niveau inferieur, on peut en avoir 4, 8, 16 etc, c-a-d la suite des puissanvces de deux. un noeud n'ayant aucun fils est appelé Feuille.</text:span></text:p>
      <text:p text:style-name="P1"><text:span text:style-name="T185"/></text:p>
      <text:p text:style-name="P1"><text:span text:style-name="T185"/></text:p>
      <text:p text:style-name="P1"><text:span text:style-name="T185"/></text:p>
      <text:p text:style-name="P1"><draw:frame text:anchor-type="as-char" svg:width="147.64mm" svg:height="102.66mm" style:rel-width="scale" style:rel-height="scale"><draw:object-ole xlink:href="OleObj2"/><draw:image xlink:href="ObjectReplacements/OleObj2"/></draw:frame><text:span text:style-name="T187"/></text:p>
      <text:p text:style-name="P1"><text:span text:style-name="T187"/></text:p>
      <text:p text:style-name="P1"><text:span text:style-name="T187"/></text:p>
      <text:p text:style-name="P1"><text:span text:style-name="T187">2) Les Types d'arbres binaires</text:span></text:p>
      <text:p text:style-name="P1"><text:span text:style-name="T187"/></text:p>
      <text:p text:style-name="P1"><text:span text:style-name="T187">Un arbre unaire ou binaire unaire est un arbre avec racine dans lequel chaque noeud a au plus deux fils</text:span></text:p>
      <text:p text:style-name="P1"><text:span text:style-name="T187">Un abre binaire entier est un arbre dont tous les noeuds possède zéro ou deux fils.</text:span><text:span text:style-name="T188"/></text:p>
      <text:p text:style-name="P1"><text:span text:style-name="T189">Un arbre binaire parfait un arbre binaire ou toutes les feuilles sont à la même distance de la racine. L'arbre binaire parfait est souvent nommé arbre binaire complet.</text:span></text:p>
      <text:p text:style-name="P1"><text:span text:style-name="T189"/></text:p>
      <text:p text:style-name="P1"><text:span text:style-name="T189">3)Arbre binaire binaire de recherche (ABR)</text:span></text:p>
      <text:p text:style-name="P1"><text:span text:style-name="T189"/></text:p>
      <text:p text:style-name="P1"><text:span text:style-name="T189">un abr est un arbre bianaire dans lequel chaque noeud possède une étiquette tel que chaque noeud sous arbre gauche aie une étiquette inférieure ou égale à celle du noeud considéré et que chque noeud du sous arbre droit possède une étiquette supérieure ou égale à celle-ci.</text:span></text:p>
      <text:p text:style-name="P1"><text:span text:style-name="T189">Selon la maj de lo'abr on pourra interdire ou non les etiquettes de valeurs égales. Les noeuds que l'on ajoute deviennent des feuilles de l'arbre.</text:span></text:p>
      <text:p text:style-name="P1"><text:span text:style-name="T189">Ex : </text:span></text:p>
      <text:p text:style-name="P1"><text:span text:style-name="T189"/></text:p>
      <text:p text:style-name="P1"><text:span text:style-name="T189"/></text:p>
      <text:p text:style-name="P1"><text:span text:style-name="T189"/></text:p>
      <text:p text:style-name="P1"><text:span text:style-name="T189"/></text:p>
      <text:p text:style-name="P1"><text:span text:style-name="T189">La recherche dans un arbre binaire d'un noeud ayant une étiquette particulière est un procédé récursif. On commence par examiner la racine, si l'étiquette de la racine est l'étiquette recherchée l'algorithme se termine et renvoit la racine, si l'étiquette recherchée est inférieur alors elle est dans le sous arbre gauche sur lequel on effectue alors récursivement la recherche, de mêmesi l'étiquette est strictement supérieur à celle de la machine, la recherche continue sur le sous arbre droit. Si on atteint une feuille dont l'étiquette n'est pas celle recherché, alors on sait que cette étiquette n'est pas l'arbre. Cette opération requiert une complexité dans le pire des cas O(n).</text:span></text:p>
      <text:p text:style-name="P1"><text:span text:style-name="T189"/></text:p>
      <text:p text:style-name="P1"><text:span text:style-name="T189">L'insertion d'un noeud commence par une recherche, on cherche l'étiquette du noeud à inserer lorsqu'on arrive à une feuille on ajoute le noeud comme fils</text:span><text:span text:style-name="T19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